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360bc" officeooo:paragraph-rsid="000360bc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360bc" officeooo:paragraph-rsid="000360b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360bc" officeooo:paragraph-rsid="000360b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normal" officeooo:rsid="000360bc" officeooo:paragraph-rsid="000360bc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360bc" officeooo:paragraph-rsid="000360bc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4a1b5" officeooo:paragraph-rsid="0004a1b5" style:font-size-asian="12.25pt" style:font-weight-asian="normal" style:font-size-complex="14pt" style:font-weight-complex="normal"/>
    </style:style>
    <style:style style:name="T1" style:family="text">
      <style:text-properties officeooo:rsid="0004a1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chine_<text:span text:style-name="T1">Back</text:span></text:p>
      <text:p text:style-name="P4"/>
      <text:p text:style-name="P2">Composants</text:p>
      <text:p text:style-name="P3">- Le module <text:span text:style-name="T1">Recherche_controle</text:span></text:p>
      <text:p text:style-name="P3">- Le module <text:span text:style-name="T1">Recherche_article</text:span></text:p>
      <text:p text:style-name="P3">- Le module <text:span text:style-name="T1">Article_preprocessing</text:span></text:p>
      <text:p text:style-name="P3">- <text:span text:style-name="T1">Le module Clustering_processing</text:span></text:p>
      <text:p text:style-name="P3"/>
      <text:p text:style-name="P6">Pour chaque requête de recherche, nous aurons tous ces modules qui intéragiront et pour chaque requête, nous aurons un bloc indépendant de ces modules qui seront hébergé dans une Machine_Back.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3:31:47.851753969</meta:creation-date>
    <dc:date>2022-03-13T20:42:02.727415019</dc:date>
    <meta:editing-duration>PT12M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48" meta:character-count="339" meta:non-whitespace-character-count="298"/>
  </office:meta>
</office:document-meta>
</file>